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18.045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draw:stroke="solid" svg:stroke-color="#ff3333" draw:fill="solid" draw:fill-color="#ffffff" fo:min-height="1.45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5cm" fo:min-width="0.7cm"/>
    </style:style>
    <style:style style:name="gr6" style:family="graphic" style:parent-style-name="standard">
      <style:graphic-properties draw:stroke="solid" svg:stroke-color="#ff3333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ff3333" draw:fill="solid" draw:fill-color="#ffffff" fo:min-height="1.35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9.046cm" svg:height="20.319cm" svg:x="9.477cm" svg:y="0.341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measurelines" svg:width="0.6cm" svg:height="0.6cm" svg:x="16.9cm" svg:y="3.4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measurelines" svg:width="7.4cm" svg:height="1.7cm" svg:x="19.001cm" svg:y="0.9cm">
          <draw:text-box>
            <text:p>サイドバーを閉じるには</text:p>
            <text:p>[☓]をクリックします。</text:p>
          </draw:text-box>
        </draw:frame>
        <draw:connector draw:style-name="gr4" draw:text-style-name="P1" draw:layer="measurelines" svg:x1="19.001cm" svg:y1="1.75cm" svg:x2="17.2cm" svg:y2="3.4cm" draw:start-shape="id1" draw:end-shape="id2" draw:end-glue-point="0" svg:d="M19001 1750h-1801v1650" svg:viewBox="0 0 1802 1651">
          <text:p/>
        </draw:connector>
        <draw:custom-shape draw:style-name="gr5" draw:text-style-name="P1" xml:id="id3" draw:id="id3" draw:layer="measurelines" svg:width="1.2cm" svg:height="3.9cm" svg:x="17.4cm" svg:y="4.2cm">
          <text:p/>
          <draw:enhanced-geometry svg:viewBox="0 0 21600 21600" draw:type="rectangle" draw:enhanced-path="M 0 0 L 21600 0 21600 21600 0 21600 0 0 Z N"/>
        </draw:custom-shape>
        <draw:frame draw:style-name="gr6" xml:id="id4" draw:id="id4" draw:layer="measurelines" svg:width="8.757cm" svg:height="2.156cm" svg:x="19.001cm" svg:y="8.8cm">
          <draw:text-box>
            <text:p>機能を切り替える場合や</text:p>
            <text:p>閉じたサイドバーを表示する</text:p>
            <text:p>場合にクリックします。</text:p>
          </draw:text-box>
        </draw:frame>
        <draw:connector draw:style-name="gr4" draw:text-style-name="P1" draw:layer="measurelines" svg:x1="18cm" svg:y1="8.1cm" svg:x2="19.001cm" svg:y2="9.878cm" draw:start-shape="id3" draw:start-glue-point="2" draw:end-shape="id4" svg:d="M18000 8100v1778h1001" svg:viewBox="0 0 1002 1779">
          <text:p/>
        </draw:connector>
        <draw:custom-shape draw:style-name="gr2" draw:text-style-name="P1" xml:id="id5" draw:id="id5" draw:layer="measurelines" svg:width="0.6cm" svg:height="0.6cm" svg:x="17.7cm" svg:y="3.4cm">
          <text:p/>
          <draw:enhanced-geometry svg:viewBox="0 0 21600 21600" draw:type="rectangle" draw:enhanced-path="M 0 0 L 21600 0 21600 21600 0 21600 0 0 Z N"/>
        </draw:custom-shape>
        <draw:frame draw:style-name="gr7" xml:id="id6" draw:id="id6" draw:layer="measurelines" svg:width="8.3cm" svg:height="1.6cm" svg:x="19.001cm" svg:y="2.9cm">
          <draw:text-box>
            <text:p>サイドバーの設定を変更する場合にクリックします。</text:p>
          </draw:text-box>
        </draw:frame>
        <draw:connector draw:style-name="gr8" draw:text-style-name="P1" draw:layer="measurelines" svg:x1="18.3cm" svg:y1="3.7cm" svg:x2="19.001cm" svg:y2="3.7cm" draw:start-shape="id5" draw:start-glue-point="1" draw:end-shape="id6" draw:end-glue-point="3" svg:d="M18300 3700h701" svg:viewBox="0 0 70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0:50:06.630507986</meta:creation-date>
    <meta:editing-duration>PT29M30S</meta:editing-duration>
    <meta:editing-cycles>5</meta:editing-cycles>
    <meta:generator>LibreOffice/4.3.3.2$Linux_X86_64 LibreOffice_project/430m0$Build-2</meta:generator>
    <dc:title>screenshot-template</dc:title>
    <meta:initial-creator>NOGATA Jun</meta:initial-creator>
    <dc:date>2014-11-05T22:02:52.082635507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05T20:50:06.105746923"/>
  </office:meta>
</office:document-meta>
</file>